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Util.copyFaul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FaultToFaul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rmalizedMessageImpl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In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move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Fault( Fault fault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Util.copyOu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( NormalizedMessage sourceMsg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alizedMessage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SecuritySubject( Subject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Attach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Out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( NormalizedMessag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rmalizedMessageImpl.get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( NormalizedMessage source , NormalizedMessag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rmalizedMessageImpl.NormalizedMessageImpl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ssageUtil.Messag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Util.transferTo( MessageExchange source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Normalized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rmalizedMessageImpl.addAttachment( String id , DataHandler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Impl.FaultImpl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In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enableContentRereadability( Normalized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ultImpl.Faul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